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1.99pt" svg:height="361.11pt" svg:x="24.72pt" svg:y="195.19pt">
            <draw:object draw:notify-on-update-of-ranges="Sheet1.A2:Sheet1.A2 Sheet1.A3:Sheet1.A13 Sheet1.B2:Sheet1.B2 Sheet1.B3:Sheet1.B13 Sheet1.C2:Sheet1.C2 Sheet1.C3:Sheet1.C13 Sheet1.D2:Sheet1.D2 Sheet1.D3:Sheet1.D13 Sheet1.E2:Sheet1.E2 Sheet1.E3:Sheet1.E13 Sheet1.F2:Sheet1.F2 Sheet1.F3:Sheet1.F13 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cket size (bytes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30452" calcext:value-type="float">
            <text:p>14.630452</text:p>
          </table:table-cell>
          <table:table-cell office:value-type="float" office:value="14.513904" calcext:value-type="float">
            <text:p>14.513904</text:p>
          </table:table-cell>
          <table:table-cell office:value-type="float" office:value="14.566226" calcext:value-type="float">
            <text:p>14.566226</text:p>
          </table:table-cell>
          <table:table-cell office:value-type="float" office:value="14.648829" calcext:value-type="float">
            <text:p>14.648829</text:p>
          </table:table-cell>
          <table:table-cell office:value-type="float" office:value="13.713685" calcext:value-type="float">
            <text:p>13.713685</text:p>
          </table:table-cell>
          <table:table-cell office:value-type="float" office:value="14.312522" calcext:value-type="float">
            <text:p>14.312522</text:p>
          </table:table-cell>
          <table:table-cell office:value-type="float" office:value="14.261731" calcext:value-type="float">
            <text:p>14.261731</text:p>
          </table:table-cell>
          <table:table-cell office:value-type="float" office:value="14.930471" calcext:value-type="float">
            <text:p>14.930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464522" calcext:value-type="float">
            <text:p>29.464522</text:p>
          </table:table-cell>
          <table:table-cell office:value-type="float" office:value="28.881204" calcext:value-type="float">
            <text:p>28.881204</text:p>
          </table:table-cell>
          <table:table-cell office:value-type="float" office:value="29.077426" calcext:value-type="float">
            <text:p>29.077426</text:p>
          </table:table-cell>
          <table:table-cell office:value-type="float" office:value="29.120638" calcext:value-type="float">
            <text:p>29.120638</text:p>
          </table:table-cell>
          <table:table-cell office:value-type="float" office:value="27.3904" calcext:value-type="float">
            <text:p>27.3904</text:p>
          </table:table-cell>
          <table:table-cell office:value-type="float" office:value="29.104902" calcext:value-type="float">
            <text:p>29.104902</text:p>
          </table:table-cell>
          <table:table-cell office:value-type="float" office:value="28.167881" calcext:value-type="float">
            <text:p>28.167881</text:p>
          </table:table-cell>
          <table:table-cell office:value-type="float" office:value="28.184478" calcext:value-type="float">
            <text:p>28.184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862944" calcext:value-type="float">
            <text:p>59.862944</text:p>
          </table:table-cell>
          <table:table-cell office:value-type="float" office:value="58.09727" calcext:value-type="float">
            <text:p>58.09727</text:p>
          </table:table-cell>
          <table:table-cell office:value-type="float" office:value="58.157123" calcext:value-type="float">
            <text:p>58.157123</text:p>
          </table:table-cell>
          <table:table-cell office:value-type="float" office:value="58.376693" calcext:value-type="float">
            <text:p>58.376693</text:p>
          </table:table-cell>
          <table:table-cell office:value-type="float" office:value="53.00378" calcext:value-type="float">
            <text:p>53.00378</text:p>
          </table:table-cell>
          <table:table-cell office:value-type="float" office:value="58.367024" calcext:value-type="float">
            <text:p>58.367024</text:p>
          </table:table-cell>
          <table:table-cell office:value-type="float" office:value="53.278416" calcext:value-type="float">
            <text:p>53.278416</text:p>
          </table:table-cell>
          <table:table-cell office:value-type="float" office:value="57.992917" calcext:value-type="float">
            <text:p>57.992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.805585" calcext:value-type="float">
            <text:p>117.805585</text:p>
          </table:table-cell>
          <table:table-cell office:value-type="float" office:value="114.457278" calcext:value-type="float">
            <text:p>114.457278</text:p>
          </table:table-cell>
          <table:table-cell office:value-type="float" office:value="115.051569" calcext:value-type="float">
            <text:p>115.051569</text:p>
          </table:table-cell>
          <table:table-cell office:value-type="float" office:value="115.685469" calcext:value-type="float">
            <text:p>115.685469</text:p>
          </table:table-cell>
          <table:table-cell office:value-type="float" office:value="102.275537" calcext:value-type="float">
            <text:p>102.275537</text:p>
          </table:table-cell>
          <table:table-cell office:value-type="float" office:value="115.049725" calcext:value-type="float">
            <text:p>115.049725</text:p>
          </table:table-cell>
          <table:table-cell office:value-type="float" office:value="104.702457" calcext:value-type="float">
            <text:p>104.702457</text:p>
          </table:table-cell>
          <table:table-cell office:value-type="float" office:value="116.528252" calcext:value-type="float">
            <text:p>116.528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.516388" calcext:value-type="float">
            <text:p>237.516388</text:p>
          </table:table-cell>
          <table:table-cell office:value-type="float" office:value="230.448874" calcext:value-type="float">
            <text:p>230.448874</text:p>
          </table:table-cell>
          <table:table-cell office:value-type="float" office:value="232.02114" calcext:value-type="float">
            <text:p>232.02114</text:p>
          </table:table-cell>
          <table:table-cell office:value-type="float" office:value="232.191582" calcext:value-type="float">
            <text:p>232.191582</text:p>
          </table:table-cell>
          <table:table-cell office:value-type="float" office:value="205.272071" calcext:value-type="float">
            <text:p>205.272071</text:p>
          </table:table-cell>
          <table:table-cell office:value-type="float" office:value="231.80943" calcext:value-type="float">
            <text:p>231.80943</text:p>
          </table:table-cell>
          <table:table-cell office:value-type="float" office:value="206.051405" calcext:value-type="float">
            <text:p>206.051405</text:p>
          </table:table-cell>
          <table:table-cell office:value-type="float" office:value="228.536004" calcext:value-type="float">
            <text:p>228.536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4.079718" calcext:value-type="float">
            <text:p>474.079718</text:p>
          </table:table-cell>
          <table:table-cell office:value-type="float" office:value="456.061763" calcext:value-type="float">
            <text:p>456.061763</text:p>
          </table:table-cell>
          <table:table-cell office:value-type="float" office:value="459.320193" calcext:value-type="float">
            <text:p>459.320193</text:p>
          </table:table-cell>
          <table:table-cell office:value-type="float" office:value="460.944738" calcext:value-type="float">
            <text:p>460.944738</text:p>
          </table:table-cell>
          <table:table-cell office:value-type="float" office:value="363.704847" calcext:value-type="float">
            <text:p>363.704847</text:p>
          </table:table-cell>
          <table:table-cell office:value-type="float" office:value="459.303688" calcext:value-type="float">
            <text:p>459.303688</text:p>
          </table:table-cell>
          <table:table-cell office:value-type="float" office:value="394.787386" calcext:value-type="float">
            <text:p>394.787386</text:p>
          </table:table-cell>
          <table:table-cell office:value-type="float" office:value="450.462325" calcext:value-type="float">
            <text:p>450.462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3.816794" calcext:value-type="float">
            <text:p>963.816794</text:p>
          </table:table-cell>
          <table:table-cell office:value-type="float" office:value="854.41215" calcext:value-type="float">
            <text:p>854.41215</text:p>
          </table:table-cell>
          <table:table-cell office:value-type="float" office:value="936.529605" calcext:value-type="float">
            <text:p>936.529605</text:p>
          </table:table-cell>
          <table:table-cell office:value-type="float" office:value="944.744817" calcext:value-type="float">
            <text:p>944.744817</text:p>
          </table:table-cell>
          <table:table-cell office:value-type="float" office:value="823.705494" calcext:value-type="float">
            <text:p>823.705494</text:p>
          </table:table-cell>
          <table:table-cell office:value-type="float" office:value="894.766523" calcext:value-type="float">
            <text:p>894.766523</text:p>
          </table:table-cell>
          <table:table-cell office:value-type="float" office:value="823.301056" calcext:value-type="float">
            <text:p>823.301056</text:p>
          </table:table-cell>
          <table:table-cell office:value-type="float" office:value="959.032724" calcext:value-type="float">
            <text:p>959.0327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2.501507" calcext:value-type="float">
            <text:p>1112.501507</text:p>
          </table:table-cell>
          <table:table-cell office:value-type="float" office:value="1115.443593" calcext:value-type="float">
            <text:p>1115.443593</text:p>
          </table:table-cell>
          <table:table-cell office:value-type="float" office:value="1160.059424" calcext:value-type="float">
            <text:p>1160.059424</text:p>
          </table:table-cell>
          <table:table-cell office:value-type="float" office:value="1117.495437" calcext:value-type="float">
            <text:p>1117.495437</text:p>
          </table:table-cell>
          <table:table-cell office:value-type="float" office:value="1172.424445" calcext:value-type="float">
            <text:p>1172.424445</text:p>
          </table:table-cell>
          <table:table-cell office:value-type="float" office:value="1104.911069" calcext:value-type="float">
            <text:p>1104.911069</text:p>
          </table:table-cell>
          <table:table-cell office:value-type="float" office:value="960.876291" calcext:value-type="float">
            <text:p>960.876291</text:p>
          </table:table-cell>
          <table:table-cell office:value-type="float" office:value="987.431754" calcext:value-type="float">
            <text:p>987.4317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24.029752" calcext:value-type="float">
            <text:p>1124.029752</text:p>
          </table:table-cell>
          <table:table-cell office:value-type="float" office:value="1143.820112" calcext:value-type="float">
            <text:p>1143.820112</text:p>
          </table:table-cell>
          <table:table-cell office:value-type="float" office:value="1219.639904" calcext:value-type="float">
            <text:p>1219.639904</text:p>
          </table:table-cell>
          <table:table-cell office:value-type="float" office:value="1180.7074" calcext:value-type="float">
            <text:p>1180.7074</text:p>
          </table:table-cell>
          <table:table-cell office:value-type="float" office:value="1131.968339" calcext:value-type="float">
            <text:p>1131.968339</text:p>
          </table:table-cell>
          <table:table-cell office:value-type="float" office:value="1066.261131" calcext:value-type="float">
            <text:p>1066.261131</text:p>
          </table:table-cell>
          <table:table-cell office:value-type="float" office:value="1008.61914" calcext:value-type="float">
            <text:p>1008.61914</text:p>
          </table:table-cell>
          <table:table-cell office:value-type="float" office:value="1050.544694" calcext:value-type="float">
            <text:p>1050.5446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45.098733" calcext:value-type="float">
            <text:p>1145.098733</text:p>
          </table:table-cell>
          <table:table-cell office:value-type="float" office:value="1083.958718" calcext:value-type="float">
            <text:p>1083.958718</text:p>
          </table:table-cell>
          <table:table-cell office:value-type="float" office:value="1111.198632" calcext:value-type="float">
            <text:p>1111.198632</text:p>
          </table:table-cell>
          <table:table-cell office:value-type="float" office:value="1081.71268" calcext:value-type="float">
            <text:p>1081.71268</text:p>
          </table:table-cell>
          <table:table-cell office:value-type="float" office:value="993.113961" calcext:value-type="float">
            <text:p>993.113961</text:p>
          </table:table-cell>
          <table:table-cell office:value-type="float" office:value="1051.563166" calcext:value-type="float">
            <text:p>1051.563166</text:p>
          </table:table-cell>
          <table:table-cell office:value-type="float" office:value="966.768985" calcext:value-type="float">
            <text:p>966.768985</text:p>
          </table:table-cell>
          <table:table-cell office:value-type="float" office:value="823.768064" calcext:value-type="float">
            <text:p>823.7680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6.749039" calcext:value-type="float">
            <text:p>1006.749039</text:p>
          </table:table-cell>
          <table:table-cell office:value-type="float" office:value="953.461731" calcext:value-type="float">
            <text:p>953.461731</text:p>
          </table:table-cell>
          <table:table-cell office:value-type="float" office:value="1003.188361" calcext:value-type="float">
            <text:p>1003.188361</text:p>
          </table:table-cell>
          <table:table-cell office:value-type="float" office:value="941.655904" calcext:value-type="float">
            <text:p>941.655904</text:p>
          </table:table-cell>
          <table:table-cell office:value-type="float" office:value="947.203651" calcext:value-type="float">
            <text:p>947.203651</text:p>
          </table:table-cell>
          <table:table-cell office:value-type="float" office:value="926.529513" calcext:value-type="float">
            <text:p>926.529513</text:p>
          </table:table-cell>
          <table:table-cell office:value-type="float" office:value="826.13297" calcext:value-type="float">
            <text:p>826.13297</text:p>
          </table:table-cell>
          <table:table-cell office:value-type="float" office:value="875.976692" calcext:value-type="float">
            <text:p>875.976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SimSun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28:17.290762253</meta:creation-date>
    <dc:date>2022-04-27T15:56:12.285050914</dc:date>
    <meta:editing-duration>PT27M53S</meta:editing-duration>
    <meta:editing-cycles>8</meta:editing-cycles>
    <meta:generator>LibreOffice/6.1.5.2$Linux_X86_64 LibreOffice_project/1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649cm" svg:height="12.74cm" xlink:href=".." xlink:type="simple" chart:class="chart:line" chart:style-name="ch1">
        <chart:title svg:x="9.255cm" svg:y="0.39cm" chart:style-name="ch2">
          <text:p>Speed VS warmups</text:p>
        </chart:title>
        <chart:subtitle svg:x="7.079cm" svg:y="1.433cm" chart:style-name="ch3">
          <text:p>How the warmups amount affects the throughput</text:p>
        </chart:subtitle>
        <chart:legend chart:legend-position="end" svg:x="20.359cm" svg:y="4.296cm" style:legend-expansion="high" chart:style-name="ch4"/>
        <chart:plot-area chart:style-name="ch5" table:cell-range-address="Sheet1.A2:Sheet1.I13" chart:data-source-has-labels="both" svg:x="1.471cm" svg:y="2.352cm" svg:width="18.436cm" svg:height="9.145cm">
          <chartooo:coordinate-region svg:x="2.289cm" svg:y="2.556cm" svg:width="17.048cm" svg:height="8.286cm"/>
          <chart:axis chart:dimension="x" chart:name="primary-x" chart:style-name="ch6" chartooo:axis-type="auto">
            <chartooo:date-scale/>
            <chart:title svg:x="9.254cm" svg:y="11.751cm" chart:style-name="ch7">
              <text:p>Packet size (bytes)</text:p>
            </chart:title>
            <chart:categories table:cell-range-address="Sheet1.A3:Sheet1.A13"/>
          </chart:axis>
          <chart:axis chart:dimension="y" chart:name="primary-y" chart:style-name="ch6">
            <chart:title svg:x="0.451cm" svg:y="8.373cm" chart:style-name="ch8">
              <text:p>Throughput (Mbits)</text:p>
            </chart:title>
            <chart:grid chart:style-name="ch9" chart:class="major"/>
          </chart:axis>
          <chart:series chart:style-name="ch10" chart:values-cell-range-address="Sheet1.B3:Sheet1.B13" chart:label-cell-address="Sheet1.B2:Sheet1.B2" chart:class="chart:line">
            <chart:data-point chart:repeated="11"/>
          </chart:series>
          <chart:series chart:style-name="ch11" chart:values-cell-range-address="Sheet1.C3:Sheet1.C13" chart:label-cell-address="Sheet1.C2:Sheet1.C2" chart:class="chart:line">
            <chart:data-point chart:repeated="11"/>
          </chart:series>
          <chart:series chart:style-name="ch12" chart:values-cell-range-address="Sheet1.D3:Sheet1.D13" chart:label-cell-address="Sheet1.D2:Sheet1.D2" chart:class="chart:line">
            <chart:data-point chart:repeated="11"/>
          </chart:series>
          <chart:series chart:style-name="ch13" chart:values-cell-range-address="Sheet1.E3:Sheet1.E13" chart:label-cell-address="Sheet1.E2:Sheet1.E2" chart:class="chart:line">
            <chart:data-point chart:repeated="11"/>
          </chart:series>
          <chart:series chart:style-name="ch14" chart:values-cell-range-address="Sheet1.F3:Sheet1.F13" chart:label-cell-address="Sheet1.F2:Sheet1.F2" chart:class="chart:line">
            <chart:data-point chart:repeated="11"/>
          </chart:series>
          <chart:series chart:style-name="ch15" chart:values-cell-range-address="Sheet1.G3:Sheet1.G13" chart:label-cell-address="Sheet1.G2:Sheet1.G2" chart:class="chart:line">
            <chart:data-point chart:repeated="11"/>
          </chart:series>
          <chart:series chart:style-name="ch16" chart:values-cell-range-address="Sheet1.H3:Sheet1.H13" chart:label-cell-address="Sheet1.H2:Sheet1.H2" chart:class="chart:line">
            <chart:data-point chart:repeated="11"/>
          </chart:series>
          <chart:series chart:style-name="ch17" chart:values-cell-range-address="Sheet1.I3:Sheet1.I13" chart:label-cell-address="Sheet1.I2:Sheet1.I2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string">
                <text:p>50</text:p>
                <draw:g>
                  <svg:desc>Sheet1.C2:Sheet1.C2</svg:desc>
                </draw:g>
              </table:table-cell>
              <table:table-cell office:value-type="string">
                <text:p>100</text:p>
                <draw:g>
                  <svg:desc>Sheet1.D2:Sheet1.D2</svg:desc>
                </draw:g>
              </table:table-cell>
              <table:table-cell office:value-type="string">
                <text:p>150</text:p>
                <draw:g>
                  <svg:desc>Sheet1.E2:Sheet1.E2</svg:desc>
                </draw:g>
              </table:table-cell>
              <table:table-cell office:value-type="string">
                <text:p>200</text:p>
                <draw:g>
                  <svg:desc>Sheet1.F2:Sheet1.F2</svg:desc>
                </draw:g>
              </table:table-cell>
              <table:table-cell office:value-type="string">
                <text:p>800</text:p>
                <draw:g>
                  <svg:desc>Sheet1.G2:Sheet1.G2</svg:desc>
                </draw:g>
              </table:table-cell>
              <table:table-cell office:value-type="string">
                <text:p>3000</text:p>
                <draw:g>
                  <svg:desc>Sheet1.H2:Sheet1.H2</svg:desc>
                </draw:g>
              </table:table-cell>
              <table:table-cell office:value-type="string">
                <text:p>10000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14.630452">
                <text:p>14.630452</text:p>
                <draw:g>
                  <svg:desc>Sheet1.B3:Sheet1.B13</svg:desc>
                </draw:g>
              </table:table-cell>
              <table:table-cell office:value-type="float" office:value="14.513904">
                <text:p>14.513904</text:p>
                <draw:g>
                  <svg:desc>Sheet1.C3:Sheet1.C13</svg:desc>
                </draw:g>
              </table:table-cell>
              <table:table-cell office:value-type="float" office:value="14.566226">
                <text:p>14.566226</text:p>
                <draw:g>
                  <svg:desc>Sheet1.D3:Sheet1.D13</svg:desc>
                </draw:g>
              </table:table-cell>
              <table:table-cell office:value-type="float" office:value="14.648829">
                <text:p>14.648829</text:p>
                <draw:g>
                  <svg:desc>Sheet1.E3:Sheet1.E13</svg:desc>
                </draw:g>
              </table:table-cell>
              <table:table-cell office:value-type="float" office:value="13.713685">
                <text:p>13.713685</text:p>
                <draw:g>
                  <svg:desc>Sheet1.F3:Sheet1.F13</svg:desc>
                </draw:g>
              </table:table-cell>
              <table:table-cell office:value-type="float" office:value="14.312522">
                <text:p>14.312522</text:p>
                <draw:g>
                  <svg:desc>Sheet1.G3:Sheet1.G13</svg:desc>
                </draw:g>
              </table:table-cell>
              <table:table-cell office:value-type="float" office:value="14.261731">
                <text:p>14.261731</text:p>
                <draw:g>
                  <svg:desc>Sheet1.H3:Sheet1.H13</svg:desc>
                </draw:g>
              </table:table-cell>
              <table:table-cell office:value-type="float" office:value="14.930471">
                <text:p>14.930471</text:p>
                <draw:g>
                  <svg:desc>Sheet1.I3:Sheet1.I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.464522">
                <text:p>29.464522</text:p>
              </table:table-cell>
              <table:table-cell office:value-type="float" office:value="28.881204">
                <text:p>28.881204</text:p>
              </table:table-cell>
              <table:table-cell office:value-type="float" office:value="29.077426">
                <text:p>29.077426</text:p>
              </table:table-cell>
              <table:table-cell office:value-type="float" office:value="29.120638">
                <text:p>29.120638</text:p>
              </table:table-cell>
              <table:table-cell office:value-type="float" office:value="27.3904">
                <text:p>27.3904</text:p>
              </table:table-cell>
              <table:table-cell office:value-type="float" office:value="29.104902">
                <text:p>29.104902</text:p>
              </table:table-cell>
              <table:table-cell office:value-type="float" office:value="28.167881">
                <text:p>28.167881</text:p>
              </table:table-cell>
              <table:table-cell office:value-type="float" office:value="28.184478">
                <text:p>28.1844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862944">
                <text:p>59.862944</text:p>
              </table:table-cell>
              <table:table-cell office:value-type="float" office:value="58.09727">
                <text:p>58.09727</text:p>
              </table:table-cell>
              <table:table-cell office:value-type="float" office:value="58.157123">
                <text:p>58.157123</text:p>
              </table:table-cell>
              <table:table-cell office:value-type="float" office:value="58.376693">
                <text:p>58.376693</text:p>
              </table:table-cell>
              <table:table-cell office:value-type="float" office:value="53.00378">
                <text:p>53.00378</text:p>
              </table:table-cell>
              <table:table-cell office:value-type="float" office:value="58.367024">
                <text:p>58.367024</text:p>
              </table:table-cell>
              <table:table-cell office:value-type="float" office:value="53.278416">
                <text:p>53.278416</text:p>
              </table:table-cell>
              <table:table-cell office:value-type="float" office:value="57.992917">
                <text:p>57.9929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805585">
                <text:p>117.805585</text:p>
              </table:table-cell>
              <table:table-cell office:value-type="float" office:value="114.457278">
                <text:p>114.457278</text:p>
              </table:table-cell>
              <table:table-cell office:value-type="float" office:value="115.051569">
                <text:p>115.051569</text:p>
              </table:table-cell>
              <table:table-cell office:value-type="float" office:value="115.685469">
                <text:p>115.685469</text:p>
              </table:table-cell>
              <table:table-cell office:value-type="float" office:value="102.275537">
                <text:p>102.275537</text:p>
              </table:table-cell>
              <table:table-cell office:value-type="float" office:value="115.049725">
                <text:p>115.049725</text:p>
              </table:table-cell>
              <table:table-cell office:value-type="float" office:value="104.702457">
                <text:p>104.702457</text:p>
              </table:table-cell>
              <table:table-cell office:value-type="float" office:value="116.528252">
                <text:p>116.5282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7.516388">
                <text:p>237.516388</text:p>
              </table:table-cell>
              <table:table-cell office:value-type="float" office:value="230.448874">
                <text:p>230.448874</text:p>
              </table:table-cell>
              <table:table-cell office:value-type="float" office:value="232.02114">
                <text:p>232.02114</text:p>
              </table:table-cell>
              <table:table-cell office:value-type="float" office:value="232.191582">
                <text:p>232.191582</text:p>
              </table:table-cell>
              <table:table-cell office:value-type="float" office:value="205.272071">
                <text:p>205.272071</text:p>
              </table:table-cell>
              <table:table-cell office:value-type="float" office:value="231.80943">
                <text:p>231.80943</text:p>
              </table:table-cell>
              <table:table-cell office:value-type="float" office:value="206.051405">
                <text:p>206.051405</text:p>
              </table:table-cell>
              <table:table-cell office:value-type="float" office:value="228.536004">
                <text:p>228.5360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74.079718">
                <text:p>474.079718</text:p>
              </table:table-cell>
              <table:table-cell office:value-type="float" office:value="456.061763">
                <text:p>456.061763</text:p>
              </table:table-cell>
              <table:table-cell office:value-type="float" office:value="459.320193">
                <text:p>459.320193</text:p>
              </table:table-cell>
              <table:table-cell office:value-type="float" office:value="460.944738">
                <text:p>460.944738</text:p>
              </table:table-cell>
              <table:table-cell office:value-type="float" office:value="363.704847">
                <text:p>363.704847</text:p>
              </table:table-cell>
              <table:table-cell office:value-type="float" office:value="459.303688">
                <text:p>459.303688</text:p>
              </table:table-cell>
              <table:table-cell office:value-type="float" office:value="394.787386">
                <text:p>394.787386</text:p>
              </table:table-cell>
              <table:table-cell office:value-type="float" office:value="450.462325">
                <text:p>450.4623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63.816794">
                <text:p>963.816794</text:p>
              </table:table-cell>
              <table:table-cell office:value-type="float" office:value="854.41215">
                <text:p>854.41215</text:p>
              </table:table-cell>
              <table:table-cell office:value-type="float" office:value="936.529605">
                <text:p>936.529605</text:p>
              </table:table-cell>
              <table:table-cell office:value-type="float" office:value="944.744817">
                <text:p>944.744817</text:p>
              </table:table-cell>
              <table:table-cell office:value-type="float" office:value="823.705494">
                <text:p>823.705494</text:p>
              </table:table-cell>
              <table:table-cell office:value-type="float" office:value="894.766523">
                <text:p>894.766523</text:p>
              </table:table-cell>
              <table:table-cell office:value-type="float" office:value="823.301056">
                <text:p>823.301056</text:p>
              </table:table-cell>
              <table:table-cell office:value-type="float" office:value="959.032724">
                <text:p>959.0327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12.501507">
                <text:p>1112.501507</text:p>
              </table:table-cell>
              <table:table-cell office:value-type="float" office:value="1115.443593">
                <text:p>1115.443593</text:p>
              </table:table-cell>
              <table:table-cell office:value-type="float" office:value="1160.059424">
                <text:p>1160.059424</text:p>
              </table:table-cell>
              <table:table-cell office:value-type="float" office:value="1117.495437">
                <text:p>1117.495437</text:p>
              </table:table-cell>
              <table:table-cell office:value-type="float" office:value="1172.424445">
                <text:p>1172.424445</text:p>
              </table:table-cell>
              <table:table-cell office:value-type="float" office:value="1104.911069">
                <text:p>1104.911069</text:p>
              </table:table-cell>
              <table:table-cell office:value-type="float" office:value="960.876291">
                <text:p>960.876291</text:p>
              </table:table-cell>
              <table:table-cell office:value-type="float" office:value="987.431754">
                <text:p>987.43175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24.029752">
                <text:p>1124.029752</text:p>
              </table:table-cell>
              <table:table-cell office:value-type="float" office:value="1143.820112">
                <text:p>1143.820112</text:p>
              </table:table-cell>
              <table:table-cell office:value-type="float" office:value="1219.639904">
                <text:p>1219.639904</text:p>
              </table:table-cell>
              <table:table-cell office:value-type="float" office:value="1180.7074">
                <text:p>1180.7074</text:p>
              </table:table-cell>
              <table:table-cell office:value-type="float" office:value="1131.968339">
                <text:p>1131.968339</text:p>
              </table:table-cell>
              <table:table-cell office:value-type="float" office:value="1066.261131">
                <text:p>1066.261131</text:p>
              </table:table-cell>
              <table:table-cell office:value-type="float" office:value="1008.61914">
                <text:p>1008.61914</text:p>
              </table:table-cell>
              <table:table-cell office:value-type="float" office:value="1050.544694">
                <text:p>1050.54469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45.098733">
                <text:p>1145.098733</text:p>
              </table:table-cell>
              <table:table-cell office:value-type="float" office:value="1083.958718">
                <text:p>1083.958718</text:p>
              </table:table-cell>
              <table:table-cell office:value-type="float" office:value="1111.198632">
                <text:p>1111.198632</text:p>
              </table:table-cell>
              <table:table-cell office:value-type="float" office:value="1081.71268">
                <text:p>1081.71268</text:p>
              </table:table-cell>
              <table:table-cell office:value-type="float" office:value="993.113961">
                <text:p>993.113961</text:p>
              </table:table-cell>
              <table:table-cell office:value-type="float" office:value="1051.563166">
                <text:p>1051.563166</text:p>
              </table:table-cell>
              <table:table-cell office:value-type="float" office:value="966.768985">
                <text:p>966.768985</text:p>
              </table:table-cell>
              <table:table-cell office:value-type="float" office:value="823.768064">
                <text:p>823.7680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06.749039">
                <text:p>1006.749039</text:p>
              </table:table-cell>
              <table:table-cell office:value-type="float" office:value="953.461731">
                <text:p>953.461731</text:p>
              </table:table-cell>
              <table:table-cell office:value-type="float" office:value="1003.188361">
                <text:p>1003.188361</text:p>
              </table:table-cell>
              <table:table-cell office:value-type="float" office:value="941.655904">
                <text:p>941.655904</text:p>
              </table:table-cell>
              <table:table-cell office:value-type="float" office:value="947.203651">
                <text:p>947.203651</text:p>
              </table:table-cell>
              <table:table-cell office:value-type="float" office:value="926.529513">
                <text:p>926.529513</text:p>
              </table:table-cell>
              <table:table-cell office:value-type="float" office:value="826.13297">
                <text:p>826.13297</text:p>
              </table:table-cell>
              <table:table-cell office:value-type="float" office:value="875.976692">
                <text:p>875.976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